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adf59" officeooo:paragraph-rsid="001adf5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1adf59" officeooo:paragraph-rsid="001adf59" style:font-size-asian="20pt" style:font-weight-asian="bold" style:font-size-complex="20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1 </text:p>
      <text:p text:style-name="P1">Documentation</text:p>
      <text:p text:style-name="P1"/>
      <text:p text:style-name="P2"><text:span text:style-name="T2">In Task 1, I created a responsive navigation bar that switches to a hamburger menu on mobile using only HTML and CSS. The key challenge was toggling the menu without JavaScript. This was solved using a hidden checkbox as a toggle and a </text:span><text:span text:style-name="Source_20_Text"><text:span text:style-name="T2">&lt;label&gt;</text:span></text:span><text:span text:style-name="T2"> as the hamburger icon. When the checkbox is checked, CSS displays the nav links using the sibling selector </text:span><text:span text:style-name="Source_20_Text"><text:span text:style-name="T2">.menu-toggle:checked + .hamburger + .nav-links</text:span></text:span><text:span text:style-name="T2">. Flexbox handled the layout, media queries made it responsive, and CSS transitions animated the hamburger icon into an “X”. I also got to explore CSS positioning, flexbox, box-model/box-sizing &amp; media queries concept via this task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1T16:28:58.667118240</meta:creation-date>
    <dc:date>2025-06-21T16:33:44.165736620</dc:date>
    <meta:editing-duration>PT4M47S</meta:editing-duration>
    <meta:editing-cycles>1</meta:editing-cycles>
    <meta:document-statistic meta:table-count="0" meta:image-count="0" meta:object-count="0" meta:page-count="1" meta:paragraph-count="3" meta:word-count="105" meta:character-count="649" meta:non-whitespace-character-count="546"/>
    <meta:generator>LibreOffice/24.2.7.2$Linux_X86_64 LibreOffice_project/420$Build-2</meta:generator>
  </office:meta>
</office:document-meta>
</file>